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0cb45d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rsid="000cb45d" officeooo:paragraph-rsid="000cb45d" style:font-size-asian="12pt" style:font-size-complex="12pt"/>
    </style:style>
    <style:style style:name="T1" style:family="text">
      <style:text-properties officeooo:rsid="000cb4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45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tos etc. </text:p>
      <text:p text:style-name="P2">Trata-se de execução da pena em que verificou-se que o apenado está recolhido na Penitenciária Estadual de Alcaçuz.</text:p>
      <text:p text:style-name="P3">Registro que o SEEU identificou o apenado como tendo atingido o requisito objetivo para progressão de regime. </text:p>
      <text:p text:style-name="P2">Anoto existir em desfavor do apenado as ações penais nº 0109526-37.2018.8.20.0001, em curso na 9ª Vara Criminal de Natal, <text:span text:style-name="T1">concluso para sentença</text:span>, e nº 0115450-29.2018.8.20.0001, a qual tramita na 7ª Vara Criminal de Natal, consoante informaç<text:span text:style-name="T1">ões</text:span> contida<text:span text:style-name="T1">s</text:span> no Sistema de Automação do Judiciário – SAJ.</text:p>
      <text:p text:style-name="P2">Anoto, ainda, que, em relação à ação penal nº 0115450-29.2018.8.20.0001, foi prolatada sentença condenatória em 11/06/2019, <text:span text:style-name="T1">fixando a pena em </text:span><text:span text:style-name="T3">19 (dezenove) anos, 07 (sete) meses e 06 (seis) dias de reclusão</text:span><text:span text:style-name="T1">, a ser cumprida inicialmente em regime</text:span><text:span text:style-name="T3"> fechado</text:span>, <text:span text:style-name="T2">sendo negado o direito de recorrer em liberdade</text:span>, originando a Execução da Pena nº 0101162-95.2019.8.20.0145 na Vara Única da Comarca de Nísia Floresta.</text:p>
      <text:p text:style-name="P2">Relatados.</text:p>
      <text:p text:style-name="P3">Impõe-se a soma das penas.</text:p>
      <text:p text:style-name="P3">Isto posto, solicite-se à Vara Única da Comarca de Nísia Floresta a remessa da Guia de Execução Provisória para fins de soma de penas.</text:p>
      <text:p text:style-name="P3">P.R.I., e designe-se audiência de justificação.</text:p>
      <text:p text:style-name="P3">Cópia desta decisão servirá como ofício dano ciência ao estabelecimento prisional de seus termos.</text:p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8:33:27.034000000</meta:creation-date>
    <dc:date>2019-08-23T09:18:20.239000000</dc:date>
    <meta:editing-duration>PT4M23S</meta:editing-duration>
    <meta:editing-cycles>1</meta:editing-cycles>
    <meta:document-statistic meta:table-count="0" meta:image-count="0" meta:object-count="0" meta:page-count="1" meta:paragraph-count="10" meta:word-count="193" meta:character-count="1255" meta:non-whitespace-character-count="1069"/>
    <meta:generator>LibreOffice/5.3.1.2$Windows_x86 LibreOffice_project/e80a0e0fd1875e1696614d24c32df0f95f03deb2</meta:generator>
  </office:meta>
</office:document-meta>
</file>